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steBuddy – Asistente de "Sabor" Personalizado (MVP técnico)</text:h>
      <text:p text:style-name="Quotations">Autor: makeAutomatic — Ingeniería de IA, IoT y Automatización.</text:p>
      <text:p text:style-name="Horizontal_20_Line"/>
      <text:h text:style-name="Heading_20_2" text:outline-level="2">1) Estructura de datos: "Huella de sabor" y entidades</text:h>
      <text:h text:style-name="Heading_20_3" text:outline-level="3">1.1 Dimensiones de sabor</text:h>
      <text:list text:style-name="L1">
        <text:list-item>
          <text:p text:style-name="P2"><text:span text:style-name="Strong_20_Emphasis">Vector de sabor (v_sabor)</text:span> con 7 componentes normalizadas [0..1]:</text:p>
          <text:list>
            <text:list-item>
              <text:p text:style-name="P2"><text:span text:style-name="Source_20_Text">dulce, salado, acido, amargo, umami, picante, textura_crujiente</text:span></text:p>
            </text:list-item>
          </text:list>
        </text:list-item>
        <text:list-item>
          <text:p text:style-name="P2">(Opcional) extender con <text:span text:style-name="Source_20_Text">textura_cremosa</text:span>, <text:span text:style-name="Source_20_Text">aroma_ahumado</text:span>, etc. Mantener como vector d-dimensional.</text:p>
        </text:list-item>
      </text:list>
      <text:h text:style-name="Heading_20_3" text:outline-level="3">1.2 Esquema de base de datos (PostgreSQL + pgvector)</text:h>
      <text:p text:style-name="Preformatted_20_Text"><text:span text:style-name="Source_20_Text">-- Extensiones</text:span></text:p>
      <text:p text:style-name="Preformatted_20_Text"><text:span text:style-name="Source_20_Text">CREATE EXTENSION IF NOT EXISTS vector; -- pgvector</text:span></text:p>
      <text:p text:style-name="Preformatted_20_Text"/>
      <text:p text:style-name="Preformatted_20_Text"><text:span text:style-name="Source_20_Text">-- Usuarios</text:span></text:p>
      <text:p text:style-name="Preformatted_20_Text"><text:span text:style-name="Source_20_Text">CREATE TABLE app_user (</text:span></text:p>
      <text:p text:style-name="Preformatted_20_Text"><text:span text:style-name="Source_20_Text"><text:s text:c="2"/>user_id UUID PRIMARY KEY DEFAULT gen_random_uuid(),</text:span></text:p>
      <text:p text:style-name="Preformatted_20_Text"><text:span text:style-name="Source_20_Text"><text:s text:c="2"/>email TEXT UNIQUE NOT NULL,</text:span></text:p>
      <text:p text:style-name="Preformatted_20_Text"><text:span text:style-name="Source_20_Text"><text:s text:c="2"/>name TEXT,</text:span></text:p>
      <text:p text:style-name="Preformatted_20_Text"><text:span text:style-name="Source_20_Text"><text:s text:c="2"/>created_at TIMESTAMPTZ DEFAULT now(),</text:span></text:p>
      <text:p text:style-name="Preformatted_20_Text"><text:span text:style-name="Source_20_Text"><text:s text:c="2"/>diet_tags TEXT[] DEFAULT '{}', <text:s text:c="5"/>-- vegan, keto, halal, alergias, etc.</text:span></text:p>
      <text:p text:style-name="Preformatted_20_Text"><text:span text:style-name="Source_20_Text"><text:s text:c="2"/>allergies TEXT[] DEFAULT '{}',</text:span></text:p>
      <text:p text:style-name="Preformatted_20_Text"><text:span text:style-name="Source_20_Text"><text:s text:c="2"/>intolerances TEXT[] DEFAULT '{}'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Perfil de sabor del usuario (estado actual)</text:span></text:p>
      <text:p text:style-name="Preformatted_20_Text"><text:span text:style-name="Source_20_Text">CREATE TABLE taste_profile (</text:span></text:p>
      <text:p text:style-name="Preformatted_20_Text"><text:span text:style-name="Source_20_Text"><text:s text:c="2"/>user_id UUID PRIMARY KEY REFERENCES app_user(user_id) ON DELETE CASCADE,</text:span></text:p>
      <text:p text:style-name="Preformatted_20_Text"><text:span text:style-name="Source_20_Text"><text:s text:c="2"/>v_sabor VECTOR(7) NOT NULL, <text:s text:c="8"/>-- vector actual</text:span></text:p>
      <text:p text:style-name="Preformatted_20_Text"><text:span text:style-name="Source_20_Text"><text:s text:c="2"/>seasonal_bias VECTOR(7) NOT NULL, <text:s text:c="2"/>-- sesgo estacional activo</text:span></text:p>
      <text:p text:style-name="Preformatted_20_Text"><text:span text:style-name="Source_20_Text"><text:s text:c="2"/>last_updated TIMESTAMPTZ DEFAULT now()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Buffer de interacciones (hasta 100 más recientes por usuario)</text:span></text:p>
      <text:p text:style-name="Preformatted_20_Text"><text:span text:style-name="Source_20_Text">CREATE TABLE taste_interaction (</text:span></text:p>
      <text:p text:style-name="Preformatted_20_Text"><text:span text:style-name="Source_20_Text"><text:s text:c="2"/>interaction_id BIGSERIAL PRIMARY KEY,</text:span></text:p>
      <text:p text:style-name="Preformatted_20_Text"><text:span text:style-name="Source_20_Text"><text:s text:c="2"/>user_id UUID REFERENCES app_user(user_id) ON DELETE CASCADE,</text:span></text:p>
      <text:p text:style-name="Preformatted_20_Text"><text:span text:style-name="Source_20_Text"><text:s text:c="2"/>recipe_id BIGINT,</text:span></text:p>
      <text:p text:style-name="Preformatted_20_Text"><text:span text:style-name="Source_20_Text"><text:s text:c="2"/>rating SMALLINT CHECK (rating BETWEEN 1 AND 5),</text:span></text:p>
      <text:p text:style-name="Preformatted_20_Text"><text:span text:style-name="Source_20_Text"><text:s text:c="2"/>v_observado VECTOR(7) NOT NULL, <text:s text:c="4"/>-- sabor percibido/etiquetado del plato</text:span></text:p>
      <text:p text:style-name="Preformatted_20_Text"><text:span text:style-name="Source_20_Text"><text:s text:c="2"/>feedback JSONB, <text:s text:c="20"/>-- libre: "muy picante", "le faltó sal"</text:span></text:p>
      <text:p text:style-name="Preformatted_20_Text"><text:span text:style-name="Source_20_Text"><text:s text:c="2"/>created_at TIMESTAMPTZ DEFAULT now()</text:span></text:p>
      <text:p text:style-name="Preformatted_20_Text"><text:span text:style-name="Source_20_Text">);</text:span></text:p>
      <text:p text:style-name="Preformatted_20_Text"><text:span text:style-name="Source_20_Text">CREATE INDEX ON taste_interaction (user_id, created_at DESC);</text:span></text:p>
      <text:p text:style-name="Preformatted_20_Text"/>
      <text:p text:style-name="Preformatted_20_Text"><text:span text:style-name="Source_20_Text">-- Recetas</text:span></text:p>
      <text:p text:style-name="Preformatted_20_Text"><text:span text:style-name="Source_20_Text">CREATE TABLE recipe (</text:span></text:p>
      <text:p text:style-name="Preformatted_20_Text"><text:soft-page-break/><text:span text:style-name="Source_20_Text"><text:s text:c="2"/>recipe_id BIGSERIAL PRIMARY KEY,</text:span></text:p>
      <text:p text:style-name="Preformatted_20_Text"><text:span text:style-name="Source_20_Text"><text:s text:c="2"/>title TEXT NOT NULL,</text:span></text:p>
      <text:p text:style-name="Preformatted_20_Text"><text:span text:style-name="Source_20_Text"><text:s text:c="2"/>ingredients JSONB NOT NULL, <text:s text:c="8"/>-- lista + cantidades</text:span></text:p>
      <text:p text:style-name="Preformatted_20_Text"><text:span text:style-name="Source_20_Text"><text:s text:c="2"/>steps JSONB NOT NULL,</text:span></text:p>
      <text:p text:style-name="Preformatted_20_Text"><text:span text:style-name="Source_20_Text"><text:s text:c="2"/>tags TEXT[] DEFAULT '{}', <text:s text:c="10"/>-- cocina, vegano, etc.</text:span></text:p>
      <text:p text:style-name="Preformatted_20_Text"><text:span text:style-name="Source_20_Text"><text:s text:c="2"/>v_sabor VECTOR(7) NOT NULL, <text:s text:c="8"/>-- huella de sabor</text:span></text:p>
      <text:p text:style-name="Preformatted_20_Text"><text:span text:style-name="Source_20_Text"><text:s text:c="2"/>macros JSONB, <text:s text:c="22"/>-- kcal, prot, carb, fat</text:span></text:p>
      <text:p text:style-name="Preformatted_20_Text"><text:span text:style-name="Source_20_Text"><text:s text:c="2"/>allergens TEXT[] DEFAULT '{}',</text:span></text:p>
      <text:p text:style-name="Preformatted_20_Text"><text:span text:style-name="Source_20_Text"><text:s text:c="2"/>image_url TEXT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Índices útiles</text:span></text:p>
      <text:p text:style-name="Preformatted_20_Text"><text:span text:style-name="Source_20_Text">CREATE INDEX ON recipe USING ivfflat (v_sabor vector_cosine_ops);</text:span></text:p>
      <text:p text:style-name="Preformatted_20_Text"><text:span text:style-name="Source_20_Text">CREATE INDEX ON recipe USING gin ((ingredients));</text:span></text:p>
      <text:p text:style-name="Preformatted_20_Text"/>
      <text:p text:style-name="Preformatted_20_Text"><text:span text:style-name="Source_20_Text">-- Sustituciones (grafo/pares)</text:span></text:p>
      <text:p text:style-name="Preformatted_20_Text"><text:span text:style-name="Source_20_Text">CREATE TABLE substitution (</text:span></text:p>
      <text:p text:style-name="Preformatted_20_Text"><text:span text:style-name="Source_20_Text"><text:s text:c="2"/>sub_id BIGSERIAL PRIMARY KEY,</text:span></text:p>
      <text:p text:style-name="Preformatted_20_Text"><text:span text:style-name="Source_20_Text"><text:s text:c="2"/>src TEXT NOT NULL, <text:s text:c="7"/>-- ingrediente origen</text:span></text:p>
      <text:p text:style-name="Preformatted_20_Text"><text:span text:style-name="Source_20_Text"><text:s text:c="2"/>dst TEXT NOT NULL, <text:s text:c="7"/>-- sustituto</text:span></text:p>
      <text:p text:style-name="Preformatted_20_Text"><text:span text:style-name="Source_20_Text"><text:s text:c="2"/>rationale TEXT, <text:s text:c="10"/>-- "+umami", "menos dulce" etc.</text:span></text:p>
      <text:p text:style-name="Preformatted_20_Text"><text:span text:style-name="Source_20_Text"><text:s text:c="2"/>delta_v VECTOR(7) <text:s text:c="8"/>-- cómo cambia la huella (opcional)</text:span></text:p>
      <text:p text:style-name="P1"><text:span text:style-name="Source_20_Text">);</text:span></text:p>
      <text:h text:style-name="Heading_20_3" text:outline-level="3">1.3 Representación operativa</text:h>
      <text:list text:style-name="L2">
        <text:list-item>
          <text:p text:style-name="P3"><text:span text:style-name="Strong_20_Emphasis">Perfil usuario:</text:span> <text:span text:style-name="Source_20_Text">v_user = normalize( α * v_hist + β * seasonal_bias )</text:span>.</text:p>
        </text:list-item>
        <text:list-item>
          <text:p text:style-name="P3"><text:span text:style-name="Strong_20_Emphasis">Histórico (v_hist):</text:span> promedio ponderado con decaimiento exponencial de las últimas <text:span text:style-name="Strong_20_Emphasis">N=100</text:span> interacciones.</text:p>
        </text:list-item>
        <text:list-item>
          <text:p text:style-name="P3"><text:span text:style-name="Strong_20_Emphasis">Receta:</text:span> <text:span text:style-name="Source_20_Text">v_recipe</text:span> etiquetado offline por NLP/heurísticas + curaduría.</text:p>
        </text:list-item>
        <text:list-item>
          <text:p text:style-name="P3"><text:span text:style-name="Strong_20_Emphasis">Compatibilidad:</text:span> <text:span text:style-name="Source_20_Text">score = w1*cosine(v_user, v_recipe) + w2*CF(user, recipe)</text:span>.</text:p>
        </text:list-item>
      </text:list>
      <text:p text:style-name="Horizontal_20_Line"/>
      <text:h text:style-name="Heading_20_2" text:outline-level="2">2) Flujo de usuario (onboarding + entrenamiento inicial)</text:h>
      <text:list text:style-name="L3">
        <text:list-item>
          <text:p text:style-name="P4"><text:span text:style-name="Strong_20_Emphasis">Pantalla 0 – Permisos y privacidad.</text:span> Explicar datos, opción de anonimizar.</text:p>
        </text:list-item>
        <text:list-item>
          <text:p text:style-name="P4"><text:span text:style-name="Strong_20_Emphasis">Pantalla 1 – Preferencias base:</text:span></text:p>
          <text:list>
            <text:list-item>
              <text:p text:style-name="P4">Dieta/alergias/intolerancias.</text:p>
            </text:list-item>
            <text:list-item>
              <text:p text:style-name="P4">Objetivo nutricional (mantener, bajar, subir, macros si aplica).</text:p>
            </text:list-item>
          </text:list>
        </text:list-item>
        <text:list-item>
          <text:p text:style-name="P4"><text:span text:style-name="Strong_20_Emphasis">Pantalla 2 – Quiz rápido (≈ 10 tarjetas):</text:span></text:p>
          <text:list>
            <text:list-item>
              <text:p text:style-name="P4">Pares A/B de platos/ingredientes con deslizador de gusto (1–5).</text:p>
            </text:list-item>
            <text:list-item>
              <text:p text:style-name="P4">2 preguntas directas por dimensión: p. ej., "¿Qué tan te gusta lo <text:span text:style-name="Strong_20_Emphasis">picante</text:span>?" (1–5).</text:p>
            </text:list-item>
            <text:list-item>
              <text:p text:style-name="P4">Resultado: <text:span text:style-name="Source_20_Text">v_bootstrap</text:span>.</text:p>
            </text:list-item>
          </text:list>
        </text:list-item>
        <text:list-item>
          <text:p text:style-name="P4"><text:span text:style-name="Strong_20_Emphasis">Pantalla 3 – Inventario:</text:span> check-list de ingredientes en casa (opcional, escáner código barras).</text:p>
        </text:list-item>
        <text:list-item>
          <text:p text:style-name="P4"><text:soft-page-break/><text:span text:style-name="Strong_20_Emphasis">Pantalla 4 – Radar de sabor:</text:span> mostrar gráfico de radar inicial, editable con sliders finos.</text:p>
        </text:list-item>
        <text:list-item>
          <text:p text:style-name="P4"><text:span text:style-name="Strong_20_Emphasis">Primera recomendación:</text:span> 3–5 recetas <text:span text:style-name="Strong_20_Emphasis">explainables</text:span> (chips de “+umami”, “bajo dulce”).</text:p>
        </text:list-item>
        <text:list-item>
          <text:p text:style-name="P4"><text:span text:style-name="Strong_20_Emphasis">Post-consumo:</text:span> notificación sutil para valorar (1–5) y pregunta micro-feedback.</text:p>
        </text:list-item>
      </text:list>
      <text:p text:style-name="Text_20_body"><text:span text:style-name="Strong_20_Emphasis">Regla de memoria:</text:span> mantener solo las <text:span text:style-name="Strong_20_Emphasis">100</text:span> últimas interacciones por usuario (FIFO con resumen ponderado).</text:p>
      <text:p text:style-name="Horizontal_20_Line"/>
      <text:h text:style-name="Heading_20_2" text:outline-level="2">3) Modelo de interacción del chatbot</text:h>
      <text:h text:style-name="Heading_20_3" text:outline-level="3">3.1 Intenciones principales</text:h>
      <text:list text:style-name="L4">
        <text:list-item>
          <text:p text:style-name="P5"><text:span text:style-name="Strong_20_Emphasis">What-to-cook</text:span>: "Tengo [ingredientes]" → ranking de recetas + sustituciones.</text:p>
        </text:list-item>
        <text:list-item>
          <text:p text:style-name="P5"><text:span text:style-name="Strong_20_Emphasis">Tuning de sabor</text:span>: "Me quedó muy picante" → ajustar <text:span text:style-name="Source_20_Text">v_user</text:span> (micro-update) + tips.</text:p>
        </text:list-item>
        <text:list-item>
          <text:p text:style-name="P5"><text:span text:style-name="Strong_20_Emphasis">Balance post-menú</text:span>: "Dame un postre que equilibre una cena picante" → búsqueda con <text:span text:style-name="Source_20_Text">v_target = v_user + delta</text:span> (reducir picante, subir dulce/cremoso).</text:p>
        </text:list-item>
        <text:list-item>
          <text:p text:style-name="P5"><text:span text:style-name="Strong_20_Emphasis">Plan semanal</text:span>: validar restricciones y repartir perfiles de sabor sin fatiga.</text:p>
        </text:list-item>
      </text:list>
      <text:h text:style-name="Heading_20_3" text:outline-level="3">3.2 Plantillas de preguntas (feedback pasivo)</text:h>
      <text:list text:style-name="L5">
        <text:list-item>
          <text:p text:style-name="P6">"¿El nivel de <text:span text:style-name="Strong_20_Emphasis">picante</text:span> fue: bajo / justo / alto?"</text:p>
        </text:list-item>
        <text:list-item>
          <text:p text:style-name="P6">"¿Te faltó <text:span text:style-name="Strong_20_Emphasis">salado</text:span> o <text:span text:style-name="Strong_20_Emphasis">umami</text:span> en el plato de anoche?"</text:p>
        </text:list-item>
        <text:list-item>
          <text:p text:style-name="P6">"Para la próxima, ¿prefieres más <text:span text:style-name="Strong_20_Emphasis">textura crujiente</text:span> o más <text:span text:style-name="Strong_20_Emphasis">cremoso</text:span>?"</text:p>
        </text:list-item>
        <text:list-item>
          <text:p text:style-name="P6">Registro como eventos JSON que actualizan <text:span text:style-name="Source_20_Text">taste_interaction</text:span>.</text:p>
        </text:list-item>
      </text:list>
      <text:h text:style-name="Heading_20_3" text:outline-level="3">3.3 Explicabilidad (respuestas tipo)</text:h>
      <text:list text:style-name="L6">
        <text:list-item>
          <text:p text:style-name="P7">"Te propongo <text:span text:style-name="Emphasis">Tofu al miso</text:span> porque tu perfil prioriza <text:span text:style-name="Strong_20_Emphasis">umami</text:span> y tienes tofu + brócoli; el miso aporta umami y puedes asar para ganar <text:span text:style-name="Strong_20_Emphasis">crujiente</text:span>."</text:p>
        </text:list-item>
      </text:list>
      <text:p text:style-name="Horizontal_20_Line"/>
      <text:h text:style-name="Heading_20_2" text:outline-level="2">4) Planificador de menús predictivo (anti-fatiga)</text:h>
      <text:h text:style-name="Heading_20_3" text:outline-level="3">4.1 Objetivo</text:h>
      <text:p text:style-name="Text_20_body">Maximizar la puntuación total esperada de satisfacción de la semana con restricciones:</text:p>
      <text:list text:style-name="L7">
        <text:list-item>
          <text:p text:style-name="P8">No repetir pico de la misma dimensión 2 días seguidos (p. ej., alta acidez).</text:p>
        </text:list-item>
        <text:list-item>
          <text:p text:style-name="P8">Respetar dieta/alergias.</text:p>
        </text:list-item>
        <text:list-item>
          <text:p text:style-name="P8">Mantener macros semanales dentro de tolerancias.</text:p>
        </text:list-item>
      </text:list>
      <text:h text:style-name="Heading_20_3" text:outline-level="3">4.2 Heurística (MVP)</text:h>
      <text:list text:style-name="L8">
        <text:list-item>
          <text:p text:style-name="P9">Generar pool de K recetas top por día (cosine + CF, filtradas por dieta/stock).</text:p>
        </text:list-item>
        <text:list-item>
          <text:p text:style-name="P9"><text:soft-page-break/>Penalizar si la <text:span text:style-name="Strong_20_Emphasis">varianza</text:span> por dimensión en 7 días &lt; umbral (forzar diversidad).</text:p>
        </text:list-item>
        <text:list-item>
          <text:p text:style-name="P9">Greedy con <text:span text:style-name="Strong_20_Emphasis">tabu</text:span>: evitar repeticiones fuertes de la misma dimensión.</text:p>
        </text:list-item>
        <text:list-item>
          <text:p text:style-name="P9">Ajuste final por inventario para minimizar compras.</text:p>
        </text:list-item>
      </text:list>
      <text:p text:style-name="Horizontal_20_Line"/>
      <text:h text:style-name="Heading_20_2" text:outline-level="2">5) Algoritmos clave (MVP)</text:h>
      <text:h text:style-name="Heading_20_3" text:outline-level="3">5.1 Actualización de perfil (EWMA con recorte)</text:h>
      <text:p text:style-name="Preformatted_20_Text"><text:span text:style-name="Source_20_Text"># parámetros</text:span></text:p>
      <text:p text:style-name="Preformatted_20_Text"><text:span text:style-name="Source_20_Text">ALPHA = 0.35 <text:s/># peso de la interacción reciente</text:span></text:p>
      <text:p text:style-name="Preformatted_20_Text"><text:span text:style-name="Source_20_Text">CLIP_MIN, CLIP_MAX = 0.0, 1.0</text:span></text:p>
      <text:p text:style-name="Preformatted_20_Text"/>
      <text:p text:style-name="Preformatted_20_Text"><text:span text:style-name="Source_20_Text"># v_user, v_recipe: arrays tamaño 7</text:span></text:p>
      <text:p text:style-name="Preformatted_20_Text"><text:span text:style-name="Source_20_Text"># rating: 1..5 → factor de refuerzo r in [-1, +1]</text:span></text:p>
      <text:p text:style-name="Preformatted_20_Text"/>
      <text:p text:style-name="Preformatted_20_Text"><text:span text:style-name="Source_20_Text">def rating_to_gain(rating: int) -&gt; float:</text:span></text:p>
      <text:p text:style-name="Preformatted_20_Text"><text:span text:style-name="Source_20_Text"><text:s text:c="4"/>return (rating - 3) / 2.0 <text:s/># 1→-1.0, 3→0, 5→+1.0</text:span></text:p>
      <text:p text:style-name="Preformatted_20_Text"/>
      <text:p text:style-name="Preformatted_20_Text"><text:span text:style-name="Source_20_Text">def update_profile(v_user, v_recipe, rating, seasonal_bias):</text:span></text:p>
      <text:p text:style-name="Preformatted_20_Text"><text:span text:style-name="Source_20_Text"><text:s text:c="4"/>import numpy as np</text:span></text:p>
      <text:p text:style-name="Preformatted_20_Text"><text:span text:style-name="Source_20_Text"><text:s text:c="4"/>r = rating_to_gain(rating)</text:span></text:p>
      <text:p text:style-name="Preformatted_20_Text"><text:span text:style-name="Source_20_Text"><text:s text:c="4"/>delta = r * (np.array(v_recipe) - np.array(v_user))</text:span></text:p>
      <text:p text:style-name="Preformatted_20_Text"><text:span text:style-name="Source_20_Text"><text:s text:c="4"/>v_new = (1-ALPHA) * np.array(v_user) + ALPHA * (np.array(v_user) + delta)</text:span></text:p>
      <text:p text:style-name="Preformatted_20_Text"><text:span text:style-name="Source_20_Text"><text:s text:c="4"/># aplicar sesgo estacional suave</text:span></text:p>
      <text:p text:style-name="Preformatted_20_Text"><text:span text:style-name="Source_20_Text"><text:s text:c="4"/>v_new = 0.9 * v_new + 0.1 * np.array(seasonal_bias)</text:span></text:p>
      <text:p text:style-name="P1"><text:span text:style-name="Source_20_Text"><text:s text:c="4"/>return np.clip(v_new, CLIP_MIN, CLIP_MAX)</text:span></text:p>
      <text:h text:style-name="Heading_20_3" text:outline-level="3">5.2 Scoring receta (contenido + CF)</text:h>
      <text:p text:style-name="Preformatted_20_Text"><text:span text:style-name="Source_20_Text"># cosine + colaborativo (si hay factores latentes)</text:span></text:p>
      <text:p text:style-name="Preformatted_20_Text"/>
      <text:p text:style-name="Preformatted_20_Text"><text:span text:style-name="Source_20_Text">def cosine(a, b):</text:span></text:p>
      <text:p text:style-name="Preformatted_20_Text"><text:span text:style-name="Source_20_Text"><text:s text:c="4"/>import numpy as np</text:span></text:p>
      <text:p text:style-name="Preformatted_20_Text"><text:span text:style-name="Source_20_Text"><text:s text:c="4"/>a, b = np.array(a), np.array(b)</text:span></text:p>
      <text:p text:style-name="Preformatted_20_Text"><text:span text:style-name="Source_20_Text"><text:s text:c="4"/>denom = (np.linalg.norm(a) * np.linalg.norm(b)) or 1.0</text:span></text:p>
      <text:p text:style-name="Preformatted_20_Text"><text:span text:style-name="Source_20_Text"><text:s text:c="4"/>return float(np.dot(a, b) / denom)</text:span></text:p>
      <text:p text:style-name="Preformatted_20_Text"/>
      <text:p text:style-name="Preformatted_20_Text"><text:span text:style-name="Source_20_Text"># CF_score viene de LightFM/MF normalizado a [0..1]</text:span></text:p>
      <text:p text:style-name="Preformatted_20_Text"/>
      <text:p text:style-name="Preformatted_20_Text"><text:span text:style-name="Source_20_Text">def score_recipe(v_user, v_recipe, cf_score=0.5, w1=0.7, w2=0.3):</text:span></text:p>
      <text:p text:style-name="P1"><text:span text:style-name="Source_20_Text"><text:s text:c="4"/>return w1 * cosine(v_user, v_recipe) + w2 * cf_score</text:span></text:p>
      <text:h text:style-name="Heading_20_3" text:outline-level="3">5.3 Sugerencia de sustituciones</text:h>
      <text:list text:style-name="L9">
        <text:list-item>
          <text:p text:style-name="P10">Consultar <text:span text:style-name="Source_20_Text">substitution</text:span> por ingrediente faltante.</text:p>
        </text:list-item>
        <text:list-item>
          <text:p text:style-name="P10">Elegir <text:span text:style-name="Source_20_Text">dst</text:span> cuyo <text:span text:style-name="Source_20_Text">delta_v</text:span> acerque más <text:span text:style-name="Source_20_Text">v_recipe</text:span> a <text:span text:style-name="Source_20_Text">v_user</text:span>.</text:p>
        </text:list-item>
        <text:list-item>
          <text:p text:style-name="P10">Validar dieta/alergias.</text:p>
        </text:list-item>
      </text:list>
      <text:p text:style-name="Horizontal_20_Line"/>
      <text:h text:style-name="Heading_20_2" text:outline-level="2">6) API (FastAPI) – rutas mínimas</text:h>
      <text:p text:style-name="Preformatted_20_Text"><text:span text:style-name="Source_20_Text">POST /auth/signup</text:span></text:p>
      <text:p text:style-name="Preformatted_20_Text"><text:soft-page-break/><text:span text:style-name="Source_20_Text">POST /auth/login</text:span></text:p>
      <text:p text:style-name="Preformatted_20_Text"><text:span text:style-name="Source_20_Text">GET <text:s/>/recipes?have=tomate,brocoli&amp;avoid=gluten&amp;topk=20</text:span></text:p>
      <text:p text:style-name="Preformatted_20_Text"><text:span text:style-name="Source_20_Text">POST /interactions {user_id, recipe_id, rating, feedback}</text:span></text:p>
      <text:p text:style-name="Preformatted_20_Text"><text:span text:style-name="Source_20_Text">GET <text:s/>/profile/{user_id}</text:span></text:p>
      <text:p text:style-name="Preformatted_20_Text"><text:span text:style-name="Source_20_Text">POST /menu/weekly {user_id, inventory:[...], kcal_target, constraints}</text:span></text:p>
      <text:p text:style-name="P1"><text:span text:style-name="Source_20_Text">GET <text:s/>/subs?ingredient=brocoli</text:span></text:p>
      <text:p text:style-name="Text_20_body"><text:span text:style-name="Strong_20_Emphasis">Respuesta ejemplo </text:span><text:span text:style-name="Strong_20_Emphasis"><text:span text:style-name="Source_20_Text">GET /recipes</text:span></text:span></text:p>
      <text:p text:style-name="Preformatted_20_Text"><text:span text:style-name="Source_20_Text">{</text:span></text:p>
      <text:p text:style-name="Preformatted_20_Text"><text:span text:style-name="Source_20_Text"><text:s text:c="2"/>"item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recipe_id": 42,</text:span></text:p>
      <text:p text:style-name="Preformatted_20_Text"><text:span text:style-name="Source_20_Text"><text:s text:c="6"/>"title": "Brócoli asado con miso",</text:span></text:p>
      <text:p text:style-name="Preformatted_20_Text"><text:span text:style-name="Source_20_Text"><text:s text:c="6"/>"score": 0.86,</text:span></text:p>
      <text:p text:style-name="Preformatted_20_Text"><text:span text:style-name="Source_20_Text"><text:s text:c="6"/>"why": ["umami alto", "crujiente"],</text:span></text:p>
      <text:p text:style-name="Preformatted_20_Text"><text:span text:style-name="Source_20_Text"><text:s text:c="6"/>"subs": [{"src":"salsa soya","dst":"tamari","motivo":"sin gluten"}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Horizontal_20_Line"/>
      <text:h text:style-name="Heading_20_2" text:outline-level="2">7) Stack tecnológico (MVP)</text:h>
      <text:list text:style-name="L10">
        <text:list-item>
          <text:p text:style-name="P11"><text:span text:style-name="Strong_20_Emphasis">App móvil:</text:span> React Native (Expo) o Flutter.</text:p>
        </text:list-item>
        <text:list-item>
          <text:p text:style-name="P11"><text:span text:style-name="Strong_20_Emphasis">Backend:</text:span> Python <text:span text:style-name="Strong_20_Emphasis">FastAPI</text:span> + Uvicorn.</text:p>
        </text:list-item>
        <text:list-item>
          <text:p text:style-name="P11"><text:span text:style-name="Strong_20_Emphasis">Recomendador:</text:span></text:p>
          <text:list>
            <text:list-item>
              <text:p text:style-name="P11">Contenido: <text:span text:style-name="Source_20_Text">pgvector</text:span> (búsqueda por similitud del vector de sabor).</text:p>
            </text:list-item>
            <text:list-item>
              <text:p text:style-name="P11">Colaborativo: <text:span text:style-name="Strong_20_Emphasis">LightFM</text:span> (híbrido) o <text:span text:style-name="Strong_20_Emphasis">implicit</text:span> (ALS) con feedback implícito.</text:p>
            </text:list-item>
          </text:list>
        </text:list-item>
        <text:list-item>
          <text:p text:style-name="P11"><text:span text:style-name="Strong_20_Emphasis">BD:</text:span> PostgreSQL 15 + <text:span text:style-name="Source_20_Text">pgvector</text:span> + Redis (cache/colas).</text:p>
        </text:list-item>
        <text:list-item>
          <text:p text:style-name="P11"><text:span text:style-name="Strong_20_Emphasis">ETL/Feature store:</text:span> Prefect o Temporal.io (batch etiquetado/actualizaciones).</text:p>
        </text:list-item>
        <text:list-item>
          <text:p text:style-name="P11"><text:span text:style-name="Strong_20_Emphasis">Infra:</text:span> AWS (ECS Fargate o EKS), RDS Postgres, S3 (imágenes), CloudFront, Cognito/Keycloak.</text:p>
        </text:list-item>
        <text:list-item>
          <text:p text:style-name="P11"><text:span text:style-name="Strong_20_Emphasis">Observabilidad:</text:span> Prometheus + Grafana, Sentry.</text:p>
        </text:list-item>
        <text:list-item>
          <text:p text:style-name="P11"><text:span text:style-name="Strong_20_Emphasis">Privacidad/Seguridad:</text:span> cifrado en tránsito (TLS) y en reposo, PII minimizada; cumplimiento GDPR/CCPA básico.</text:p>
        </text:list-item>
      </text:list>
      <text:p text:style-name="Horizontal_20_Line"/>
      <text:h text:style-name="Heading_20_2" text:outline-level="2">8) Etiquetado de recetas (huella de sabor)</text:h>
      <text:h text:style-name="Heading_20_3" text:outline-level="3">8.1 Pipeline</text:h>
      <text:list text:style-name="L11">
        <text:list-item>
          <text:p text:style-name="P12"><text:span text:style-name="Strong_20_Emphasis">NLP</text:span> sobre título/pasos/ingredientes → features (TF-IDF + embeddings).</text:p>
        </text:list-item>
        <text:list-item>
          <text:p text:style-name="P12"><text:span text:style-name="Strong_20_Emphasis">Reglas culinarias</text:span> (misos, fermentados → +umami; cítricos → +ácido; azúcar/miel → +dulce; chiles → +picante; frituras/horno → +crujiente).</text:p>
        </text:list-item>
        <text:list-item>
          <text:p text:style-name="P12"><text:soft-page-break/><text:span text:style-name="Strong_20_Emphasis">Modelo de regresión</text:span> (XGBoost/MLP) que predice <text:span text:style-name="Source_20_Text">v_sabor</text:span> ∈ [0..1]^7.</text:p>
        </text:list-item>
        <text:list-item>
          <text:p text:style-name="P12"><text:span text:style-name="Strong_20_Emphasis">QA humana</text:span> para top recetas y ajuste por cocina local.</text:p>
        </text:list-item>
      </text:list>
      <text:p text:style-name="Horizontal_20_Line"/>
      <text:h text:style-name="Heading_20_2" text:outline-level="2">9) UI/UX claves</text:h>
      <text:list text:style-name="L12">
        <text:list-item>
          <text:p text:style-name="P13"><text:span text:style-name="Strong_20_Emphasis">Mapa de Sabor (radar):</text:span> componente que lee <text:span text:style-name="Source_20_Text">v_user</text:span> y muestra 7 ejes; editable.</text:p>
        </text:list-item>
        <text:list-item>
          <text:p text:style-name="P13"><text:span text:style-name="Strong_20_Emphasis">Chips explicativos</text:span> en tarjetas de receta (p. ej., <text:span text:style-name="Source_20_Text">+umami</text:span>, <text:span text:style-name="Source_20_Text">bajo dulce</text:span>).</text:p>
        </text:list-item>
        <text:list-item>
          <text:p text:style-name="P13"><text:span text:style-name="Strong_20_Emphasis">Indicador de “aprovecha tu despensa”</text:span> basado en inventario.</text:p>
        </text:list-item>
        <text:list-item>
          <text:p text:style-name="P13"><text:span text:style-name="Strong_20_Emphasis">Modo accesible</text:span> (alto contraste, voz). Idiomas: ES/EN.</text:p>
        </text:list-item>
      </text:list>
      <text:p text:style-name="Horizontal_20_Line"/>
      <text:h text:style-name="Heading_20_2" text:outline-level="2">10) Métricas y evaluación</text:h>
      <text:list text:style-name="L13">
        <text:list-item>
          <text:p text:style-name="P14">CTR y <text:span text:style-name="Strong_20_Emphasis">Save-to-cook</text:span> por categoría.</text:p>
        </text:list-item>
        <text:list-item>
          <text:p text:style-name="P14">Satisfacción media (rating) por semana.</text:p>
        </text:list-item>
        <text:list-item>
          <text:p text:style-name="P14">Reducción de desperdicio: % recetas que usan inventario existente.</text:p>
        </text:list-item>
        <text:list-item>
          <text:p text:style-name="P14">Diversidad de sabor semanal (varianza por eje).</text:p>
        </text:list-item>
      </text:list>
      <text:p text:style-name="Horizontal_20_Line"/>
      <text:h text:style-name="Heading_20_2" text:outline-level="2">11) Roadmap breve</text:h>
      <text:list text:style-name="L14">
        <text:list-item>
          <text:p text:style-name="P15"><text:span text:style-name="Strong_20_Emphasis">Semana 0–2:</text:span> Esquema DB, API CRUD, onboarding, etiquetado inicial 2k recetas.</text:p>
        </text:list-item>
        <text:list-item>
          <text:p text:style-name="P15"><text:span text:style-name="Strong_20_Emphasis">Semana 3–5:</text:span> Recomendador híbrido, radar, sustituciones básicas.</text:p>
        </text:list-item>
        <text:list-item>
          <text:p text:style-name="P15"><text:span text:style-name="Strong_20_Emphasis">Semana 6–8:</text:span> Planificador semanal, integración macros, pruebas cerradas.</text:p>
        </text:list-item>
        <text:list-item>
          <text:p text:style-name="P15"><text:span text:style-name="Strong_20_Emphasis">Post-MVP:</text:span> Maridajes (vinos/bebidas), visión por cámara (reconocer ingredientes), planes premium.</text:p>
        </text:list-item>
      </text:list>
      <text:p text:style-name="Horizontal_20_Line"/>
      <text:h text:style-name="Heading_20_2" text:outline-level="2">12) Riesgos y mitigaciones</text:h>
      <text:list text:style-name="L15">
        <text:list-item>
          <text:p text:style-name="P16"><text:span text:style-name="Strong_20_Emphasis">Etiqueta ruidosa</text:span> → mezcla reglas + revisión humana.</text:p>
        </text:list-item>
        <text:list-item>
          <text:p text:style-name="P16"><text:span text:style-name="Strong_20_Emphasis">Sesgo de estacionalidad</text:span> → <text:span text:style-name="Source_20_Text">seasonal_bias</text:span> por geolocalización y calendario.</text:p>
        </text:list-item>
        <text:list-item>
          <text:p text:style-name="P16"><text:span text:style-name="Strong_20_Emphasis">Frustración por repetición</text:span> → penalización anti-fatiga en planificador.</text:p>
        </text:list-item>
        <text:list-item>
          <text:p text:style-name="P16"><text:span text:style-name="Strong_20_Emphasis">Privacidad</text:span> → almacenamiento mínimo, opción de borrado total.</text:p>
        </text:list-item>
      </text:list>
      <text:p text:style-name="Horizontal_20_Line"/>
      <text:h text:style-name="Heading_20_2" text:outline-level="2"><text:soft-page-break/>13) Anexos</text:h>
      <text:h text:style-name="Heading_20_3" text:outline-level="3">13.1 Radar de sabor – estructura de datos</text:h>
      <text:p text:style-name="Preformatted_20_Text"><text:span text:style-name="Source_20_Text">{</text:span></text:p>
      <text:p text:style-name="Preformatted_20_Text"><text:span text:style-name="Source_20_Text"><text:s text:c="2"/>"user_id": "...",</text:span></text:p>
      <text:p text:style-name="Preformatted_20_Text"><text:span text:style-name="Source_20_Text"><text:s text:c="2"/>"v_sabor": {</text:span></text:p>
      <text:p text:style-name="Preformatted_20_Text"><text:span text:style-name="Source_20_Text"><text:s text:c="4"/>"dulce": 0.2, "salado": 0.6, "acido": 0.4,</text:span></text:p>
      <text:p text:style-name="Preformatted_20_Text"><text:span text:style-name="Source_20_Text"><text:s text:c="4"/>"amargo": 0.3, "umami": 0.8, "picante": 0.5,</text:span></text:p>
      <text:p text:style-name="Preformatted_20_Text"><text:span text:style-name="Source_20_Text"><text:s text:c="4"/>"textura_crujiente": 0.7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3" text:outline-level="3">13.2 Ejemplo de sustituciones</text:h>
      <text:list text:style-name="L16">
        <text:list-item>
          <text:p text:style-name="P17"><text:span text:style-name="Strong_20_Emphasis">Brócoli</text:span> + <text:span text:style-name="Strong_20_Emphasis">miso</text:span> (pasta) → <text:span text:style-name="Source_20_Text">+umami</text:span>, <text:span text:style-name="Source_20_Text">+crujiente</text:span> si se hornea.</text:p>
        </text:list-item>
        <text:list-item>
          <text:p text:style-name="P17"><text:span text:style-name="Strong_20_Emphasis">Salsa de soya → tamari</text:span> (gluten-free), <text:span text:style-name="Source_20_Text">delta_v</text:span>: +umami, +salado.</text:p>
        </text:list-item>
        <text:list-item>
          <text:p text:style-name="P17"><text:span text:style-name="Strong_20_Emphasis">Yogur → leche de coco</text:span> (vegano), <text:span text:style-name="Source_20_Text">delta_v</text:span>: +cremoso, +dulce.</text:p>
        </text:list-item>
      </text:list>
      <text:p text:style-name="Horizontal_20_Line"/>
      <text:p text:style-name="Quotations">Lista para implementación incremental. makeAutomatic puede liderar arquitectura, desarrollo y despliegue end-to-en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5:32:00.061976829</meta:creation-date>
    <dc:date>2025-10-12T15:32:29.801153078</dc:date>
    <meta:editing-duration>PT32S</meta:editing-duration>
    <meta:editing-cycles>1</meta:editing-cycles>
    <meta:document-statistic meta:table-count="0" meta:image-count="0" meta:object-count="0" meta:page-count="7" meta:paragraph-count="207" meta:word-count="1404" meta:character-count="9783" meta:non-whitespace-character-count="8355"/>
    <meta:generator>LibreOffice/24.2.7.2$Linux_X86_64 LibreOffice_project/420$Build-2</meta:generator>
  </office:meta>
</office:document-meta>
</file>